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21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9.39270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39.75pt" style:use-optimal-row-height="fals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27.7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42pt" style:use-optimal-row-height="false" fo:break-before="auto"/>
    </style:style>
    <style:style style:name="ro13" style:family="table-row">
      <style:table-row-properties style:row-height="40.5pt" style:use-optimal-row-height="false" fo:break-before="auto"/>
    </style:style>
    <style:style style:name="ro14" style:family="table-row">
      <style:table-row-properties style:row-height="33pt" style:use-optimal-row-height="false" fo:break-before="auto"/>
    </style:style>
    <style:style style:name="ro15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0">
            <text:p>9,10,11,12,13,14,1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308" table:style-name="ce9">
            <text:p>30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59" table:style-name="ce9">
            <text:p>59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7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2">
            <text:p>99-129, 141-147, 151-152, 155, 165-195,206-236, 248-262,307,311-31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970, 973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456, 46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9">
            <text:p>51,52,53,81,464,711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970, 97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9">
            <text:p>71-72, 324-330,369-370,375-447, 452-45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2">
            <text:p>99-129, 141-147, 151-152, 155, 165-195,206-236, 248-262,307,311-31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971" table:style-name="ce9">
            <text:p>97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9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2">
            <text:p>206-236, 311-318,344,360,374-444,478,489,503,542,582,718, 803,835,874,915,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10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960-96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2">
            <text:p>All loops are Nested in a While Loop <text:s text:c="26"/>Nested Do-While Loop: 321-365<text:s text:c="13"/>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2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2">
            <text:p>165-195,514-530,555-568,595-608,624-630,639-652, 659-672,681-694,727-740,749-762,772-784,816-821, 847-860,887-900,928-941,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See Validating User Input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3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2">
            <text:p>339-350,471-486,496-511,534-552,575-592,797-825, 828-843,867-884,907-92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9">
            <text:p>248-26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4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97-129, 140-147, 150-15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464, 71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82-95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89-93,<text:s/>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464, 71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in: 83-85, 310-318 <text:s/>out: 977-980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RCC RCCD</meta:initial-creator>
    <dc:creator>Jacob Gower</dc:creator>
    <meta:creation-date>2017-01-25T10:21:36Z</meta:creation-date>
    <dc:date>2021-02-08T07:18:35Z</dc:date>
    <meta:editing-cycles>12</meta:editing-cycles>
    <meta:editing-duration>PT3900S</meta:editing-duration>
  </office:meta>
</office:document-meta>
</file>